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Таблица М.1 — Списки номеров разработчиков элементов АСОИ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Номер</text:p>
            <text:p>варианта</text:p>
            <text:p>АСОИ</text:p>
          </table:table-cell>
          <table:table-cell table:style-name="ce1" office:value-type="string" calcext:value-type="string">
            <text:p>Список номеров</text:p>
            <text:p>разработчиков</text:p>
            <text:p>из табл. М.2</text:p>
          </table:table-cell>
          <table:table-cell table:style-name="ce1" office:value-type="string" calcext:value-type="string">
            <text:p>Общее</text:p>
            <text:p>количество</text:p>
            <text:p>разработчиков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3, 9, 17, 19, 21, 22, 27, 35</text:p>
          </table:table-cell>
          <table:table-cell table:style-name="ce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13:37.6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4:30.269000000</dc:date>
    <meta:editing-duration>PT7M9S</meta:editing-duration>
    <meta:editing-cycles>4</meta:editing-cycles>
    <meta:generator>LibreOffice/7.3.0.3$Windows_X86_64 LibreOffice_project/0f246aa12d0eee4a0f7adcefbf7c878fc2238db3</meta:generator>
    <meta:document-statistic meta:table-count="1" meta:cell-count="7" meta:object-count="0"/>
  </office:meta>
</office:document-meta>
</file>